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18" style:family="paragraph" style:parent-style-name="Text_20_body" style:list-style-name="L2">
      <style:text-properties style:font-name="Gill Sans MT_CCJU2" fo:font-size="11pt" style:font-size-asian="11pt" style:font-size-complex="11pt"/>
    </style:style>
    <style:style style:name="P1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font-name="Gill Sans MT_CCJU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3"/>
      <text:p text:style-name="P6">%=TITRE=%</text:p>
      <text:p text:style-name="P4"/>
      <text:p text:style-name="P14">%=TITRE_POLITESSE=%</text:p>
      <text:p text:style-name="P15">%=CONTENU0=%</text:p>
      <text:list xml:id="list31292922" text:style-name="L1">
        <text:list-item>
          <text:p text:style-name="P17">%=<text:span text:style-name="T3">remLineWhenBlank(</text:span>PRESTATION0,1)=%</text:p>
        </text:list-item>
        <text:list-item>
          <text:p text:style-name="P17">%=<text:span text:style-name="T3">remLineWhenBlank(</text:span>PRESTATION1,1)=%</text:p>
        </text:list-item>
        <text:list-item>
          <text:p text:style-name="P17">%=PRESTATION2=%</text:p>
        </text:list-item>
      </text:list>
      <text:p text:style-name="P15">%=CONTENU1=%</text:p>
      <text:list xml:id="list31324437" text:style-name="L2">
        <text:list-item>
          <text:p text:style-name="P18">%=MOTIF=%</text:p>
        </text:list-item>
      </text:list>
      <text:p text:style-name="P15">%=CONTENU3=%</text:p>
      <text:p text:style-name="P15">%=SALUTATIONS=%</text:p>
      <text:p text:style-name="P5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17:50.15</dc:date>
    <meta:print-date>2011-02-22T10:58:36</meta:print-date>
    <meta:editing-cycles>145</meta:editing-cycles>
    <meta:editing-duration>P1DT9H53M17S</meta:editing-duration>
    <meta:document-statistic meta:table-count="1" meta:image-count="0" meta:object-count="0" meta:page-count="1" meta:paragraph-count="19" meta:word-count="34" meta:character-count="380"/>
    <meta:user-defined meta:name="Info 1"/>
    <meta:user-defined meta:name="Info 2"/>
    <meta:user-defined meta:name="Info 3"/>
    <meta:user-defined meta:name="Info 4"/>
  </office:meta>
</office:document-meta>
</file>